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4bb"/>
    </style:style>
    <style:style style:name="P2" style:family="paragraph" style:parent-style-name="Standard">
      <style:text-properties fo:color="#000000" style:font-name="Consolas" fo:font-size="9.5pt" style:font-size-asian="9.5pt" fo:background-color="#ffffff"/>
    </style:style>
    <style:style style:name="P3" style:family="paragraph" style:parent-style-name="Standard">
      <style:text-properties fo:color="#000000" style:font-name="Consolas" fo:font-size="9.5pt" officeooo:paragraph-rsid="0022c3f6" style:font-size-asian="9.5pt" fo:background-color="#ffffff"/>
    </style:style>
    <style:style style:name="P4" style:family="paragraph" style:parent-style-name="Standard">
      <style:text-properties officeooo:rsid="001db4bb"/>
    </style:style>
    <style:style style:name="P5" style:family="paragraph" style:parent-style-name="Standard">
      <style:text-properties officeooo:paragraph-rsid="0022c3f6"/>
    </style:style>
    <style:style style:name="P6" style:family="paragraph" style:parent-style-name="Standard">
      <style:text-properties officeooo:paragraph-rsid="00258d64"/>
    </style:style>
    <style:style style:name="P7" style:family="paragraph" style:parent-style-name="Heading_20_3">
      <style:text-properties officeooo:rsid="001db4bb" officeooo:paragraph-rsid="0022c3f6"/>
    </style:style>
    <style:style style:name="P8" style:family="paragraph" style:parent-style-name="Heading_20_4">
      <style:text-properties officeooo:paragraph-rsid="00258d64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0">
      <style:text-properties officeooo:paragraph-rsid="00258d64"/>
    </style:style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officeooo:rsid="0025f559" style:font-size-asian="9.5pt" fo:background-color="#ffffff"/>
    </style:style>
    <style:style style:name="T3" style:family="text">
      <style:text-properties fo:color="#000000" style:font-name="Consolas" fo:font-size="9.5pt" style:font-size-asian="9.5pt" fo:background-color="#ffffff"/>
    </style:style>
    <style:style style:name="T4" style:family="text">
      <style:text-properties fo:color="#808080" style:font-name="Consolas" fo:font-size="9.5pt" style:font-size-asian="9.5pt" fo:background-color="#ffffff"/>
    </style:style>
    <style:style style:name="T5" style:family="text">
      <style:text-properties fo:color="#ff00ff" style:font-name="Consolas" fo:font-size="9.5pt" style:font-size-asian="9.5pt" fo:background-color="#ffffff"/>
    </style:style>
    <style:style style:name="T6" style:family="text">
      <style:text-properties fo:color="#008000" style:font-name="Consolas" fo:font-size="9.5pt" style:font-size-asian="9.5pt" fo:background-color="#ffffff"/>
    </style:style>
    <style:style style:name="T7" style:family="text">
      <style:text-properties officeooo:rsid="0022c3f6"/>
    </style:style>
    <style:style style:name="T8" style:family="text">
      <style:text-properties fo:color="#ff0000" style:font-name="Consolas" fo:font-size="9.5pt" style:font-size-asian="9.5pt" fo:background-color="#ffffff"/>
    </style:style>
    <style:style style:name="T9" style:family="text">
      <style:text-properties officeooo:rsid="00258d64"/>
    </style:style>
    <style:style style:name="T10" style:family="text">
      <style:text-properties officeooo:rsid="0025f55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Triggers</text:h>
      <text:h text:style-name="Heading_20_4" text:outline-level="4">1. <text:span text:style-name="Source_20_Text">trg_commande_termine</text:span><text:span text:style-name="Source_20_Text"><text:span text:style-name="T7">e</text:span></text:span></text:h>
      <text:list xml:id="list167895279" text:style-name="L1">
        <text:list-item>
          <text:p text:style-name="P9"><text:span text:style-name="Strong_20_Emphasis">Fonctionnement :</text:span> Ce trigger se déclenche après la modification de la table <text:span text:style-name="Source_20_Text">SOUS_COMMANDE</text:span>. Il vérifie si toutes les sous-commandes d'une commande globale sont terminées (état = 1). Si oui, l'état de la commande globale passe à 1 (terminée).</text:p>
        </text:list-item>
        <text:list-item>
          <text:p text:style-name="P9"><text:span text:style-name="Strong_20_Emphasis">Objectif :</text:span> Automatiser la mise à jour de l'état des commandes globales basé sur l'état de leurs sous-commandes.</text:p>
        </text:list-item>
      </text:list>
      <text:p text:style-name="P5"><text:span text:style-name="T1">ALTER</text:span><text:span text:style-name="T3"> </text:span><text:span text:style-name="T1">TRIGGER</text:span><text:span text:style-name="T3"> [dbo]</text:span><text:span text:style-name="T4">.</text:span><text:span text:style-name="T3">[trg_commande_terminee]</text:span></text:p>
      <text:p text:style-name="P5"><text:span text:style-name="T1">ON</text:span><text:span text:style-name="T3"> [dbo]</text:span><text:span text:style-name="T4">.</text:span><text:span text:style-name="T3">[SOUS_COMMANDE]</text:span></text:p>
      <text:p text:style-name="P5"><text:span text:style-name="T1">AFTER</text:span><text:span text:style-name="T3"> </text:span><text:span text:style-name="T5">UPDATE</text:span></text:p>
      <text:p text:style-name="P5"><text:span text:style-name="T1">AS</text:span></text:p>
      <text:p text:style-name="P5"><text:span text:style-name="T1">BEGIN</text:span></text:p>
      <text:p text:style-name="P5"><text:span text:style-name="T3"><text:s text:c="4"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P3"/>
      <text:p text:style-name="P5"><text:span text:style-name="T3"><text:s text:c="4"/></text:span><text:span text:style-name="T6">-- Mettre à jour l'état des commandes globales uniquement si toutes leurs sous-commandes sont terminées</text:span></text:p>
      <text:p text:style-name="P5"><text:span text:style-name="T3"><text:s text:c="4"/></text:span><text:span text:style-name="T5">UPDATE</text:span><text:span text:style-name="T3"> COMMANDE</text:span></text:p>
      <text:p text:style-name="P5"><text:span text:style-name="T3"><text:s text:c="4"/></text:span><text:span text:style-name="T1">SET</text:span><text:span text:style-name="T3"> etat </text:span><text:span text:style-name="T4">=</text:span><text:span text:style-name="T3"> 1 </text:span><text:span text:style-name="T6">-- Commande terminée</text:span></text:p>
      <text:p text:style-name="P5"><text:span text:style-name="T3"><text:s text:c="4"/></text:span><text:span text:style-name="T1">WHERE</text:span><text:span text:style-name="T3"> numCommande </text:span><text:span text:style-name="T4">IN</text:span><text:span text:style-name="T1"> </text:span><text:span text:style-name="T4">(</text:span></text:p>
      <text:p text:style-name="P5"><text:span text:style-name="T3"><text:s text:c="8"/></text:span><text:span text:style-name="T1">SELECT</text:span><text:span text:style-name="T3"> sc</text:span><text:span text:style-name="T4">.</text:span><text:span text:style-name="T3">numCommande</text:span></text:p>
      <text:p text:style-name="P5"><text:span text:style-name="T3"><text:s text:c="8"/></text:span><text:span text:style-name="T1">FROM</text:span><text:span text:style-name="T3"> SOUS_COMMANDE sc</text:span></text:p>
      <text:p text:style-name="P5"><text:span text:style-name="T3"><text:s text:c="8"/></text:span><text:span text:style-name="T1">WHERE</text:span><text:span text:style-name="T3"> sc</text:span><text:span text:style-name="T4">.</text:span><text:span text:style-name="T3">numCommande </text:span><text:span text:style-name="T4">IN</text:span><text:span text:style-name="T1"> </text:span><text:span text:style-name="T4">(</text:span></text:p>
      <text:p text:style-name="P5"><text:span text:style-name="T3"><text:s text:c="12"/></text:span><text:span text:style-name="T1">SELECT</text:span><text:span text:style-name="T3"> </text:span><text:span text:style-name="T1">DISTINCT</text:span><text:span text:style-name="T3"> i</text:span><text:span text:style-name="T4">.</text:span><text:span text:style-name="T3">numCommande</text:span></text:p>
      <text:p text:style-name="P5"><text:span text:style-name="T3"><text:s text:c="12"/></text:span><text:span text:style-name="T1">FROM</text:span><text:span text:style-name="T3"> INSERTED i</text:span></text:p>
      <text:p text:style-name="P5"><text:span text:style-name="T3"><text:s text:c="8"/></text:span><text:span text:style-name="T4">)</text:span></text:p>
      <text:p text:style-name="P5"><text:span text:style-name="T3"><text:s text:c="8"/></text:span><text:span text:style-name="T1">GROUP</text:span><text:span text:style-name="T3"> </text:span><text:span text:style-name="T1">BY</text:span><text:span text:style-name="T3"> sc</text:span><text:span text:style-name="T4">.</text:span><text:span text:style-name="T3">numCommande</text:span></text:p>
      <text:p text:style-name="P5"><text:span text:style-name="T3"><text:s text:c="8"/></text:span><text:span text:style-name="T1">HAVING</text:span><text:span text:style-name="T3"> </text:span><text:span text:style-name="T5">COUNT</text:span><text:span text:style-name="T4">(</text:span><text:span text:style-name="T1">CASE</text:span><text:span text:style-name="T3"> </text:span><text:span text:style-name="T1">WHEN</text:span><text:span text:style-name="T3"> sc</text:span><text:span text:style-name="T4">.</text:span><text:span text:style-name="T3">etat </text:span><text:span text:style-name="T4">&lt;&gt;</text:span><text:span text:style-name="T3"> 1 </text:span><text:span text:style-name="T1">THEN</text:span><text:span text:style-name="T3"> 1 </text:span><text:span text:style-name="T1">END</text:span><text:span text:style-name="T4">)</text:span><text:span text:style-name="T3"> </text:span><text:span text:style-name="T4">=</text:span><text:span text:style-name="T3"> 0</text:span></text:p>
      <text:p text:style-name="P5"><text:span text:style-name="T3"><text:s text:c="4"/></text:span><text:span text:style-name="T4">);</text:span></text:p>
      <text:p text:style-name="P5"><text:span text:style-name="T1">END</text:span><text:span text:style-name="T4">;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h text:style-name="Heading_20_4" text:outline-level="4"><text:soft-page-break/>2. <text:span text:style-name="Source_20_Text">trg_add_preparateur</text:span></text:h>
      <text:list xml:id="list3360128942" text:style-name="L2">
        <text:list-item>
          <text:p text:style-name="P10"><text:span text:style-name="Strong_20_Emphasis">Fonctionnement :</text:span> Ce trigger se déclenche lors d'une tentative d'insertion dans la table <text:span text:style-name="Source_20_Text">PREPARATEUR</text:span>. Il vérifie si le login fourni existe déjà dans les tables <text:span text:style-name="Source_20_Text">PREPARATEUR</text:span>, <text:span text:style-name="Source_20_Text">CARISTE</text:span> ou <text:span text:style-name="Source_20_Text">RESPONSABLE</text:span>. Si le login existe, l'insertion est annulée avec un message d'erreur.</text:p>
        </text:list-item>
        <text:list-item>
          <text:p text:style-name="P10"><text:span text:style-name="Strong_20_Emphasis">Objectif :</text:span> Garantir l'unicité des logins pour tous les utilisateurs.</text:p>
        </text:list-item>
      </text:list>
      <text:p text:style-name="Standard"><text:span text:style-name="T1">ALTER</text:span><text:span text:style-name="T3"> </text:span><text:span text:style-name="T1">TRIGGER</text:span><text:span text:style-name="T3"> [dbo]</text:span><text:span text:style-name="T4">.</text:span><text:span text:style-name="T3">[trg_add_preparateur]</text:span></text:p>
      <text:p text:style-name="Standard"><text:span text:style-name="T1">ON</text:span><text:span text:style-name="T3"> [dbo]</text:span><text:span text:style-name="T4">.</text:span><text:span text:style-name="T3">[PREPARATEUR]</text:span></text:p>
      <text:p text:style-name="Standard"><text:span text:style-name="T1">INSTEAD</text:span><text:span text:style-name="T3"> </text:span><text:span text:style-name="T1">OF</text:span><text:span text:style-name="T3"> </text:span><text:span text:style-name="T1">INSERT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s text:c="4"/></text:span><text:span text:style-name="T1">DECLARE</text:span><text:span text:style-name="T3"> @Id </text:span><text:span text:style-name="T1">INT</text:span><text:span text:style-name="T4">,</text:span><text:span text:style-name="T3"> @Login </text:span><text:span text:style-name="T1">NVARCHAR</text:span><text:span text:style-name="T4">(</text:span><text:span text:style-name="T3">50</text:span><text:span text:style-name="T4">),</text:span><text:span text:style-name="T3"> @Mdp </text:span><text:span text:style-name="T1">NVARCHAR</text:span><text:span text:style-name="T4">(</text:span><text:span text:style-name="T3">50</text:span><text:span text:style-name="T4">),</text:span><text:span text:style-name="T3"> @CodeZone </text:span><text:span text:style-name="T1">INT</text:span><text:span text:style-name="T4">;</text:span></text:p>
      <text:p text:style-name="P2"/>
      <text:p text:style-name="Standard"><text:span text:style-name="T3"><text:s text:c="4"/></text:span><text:span text:style-name="T6">-- Récupérer les données insérées</text:span></text:p>
      <text:p text:style-name="Standard"><text:span text:style-name="T3"><text:s text:c="4"/></text:span><text:span text:style-name="T1">SELECT</text:span><text:span text:style-name="T3"> </text:span><text:span text:style-name="T1">TOP</text:span><text:span text:style-name="T3"> 1 </text:span></text:p>
      <text:p text:style-name="Standard"><text:span text:style-name="T3"><text:s text:c="8"/>@Id </text:span><text:span text:style-name="T4">=</text:span><text:span text:style-name="T3"> numPreparateur</text:span><text:span text:style-name="T4">,</text:span></text:p>
      <text:p text:style-name="Standard"><text:span text:style-name="T3"><text:s text:c="8"/>@Login </text:span><text:span text:style-name="T4">=</text:span><text:span text:style-name="T3"> </text:span><text:span text:style-name="T1">login</text:span><text:span text:style-name="T4">,</text:span><text:span text:style-name="T3"> </text:span></text:p>
      <text:p text:style-name="Standard"><text:span text:style-name="T3"><text:s text:c="8"/>@Mdp </text:span><text:span text:style-name="T4">=</text:span><text:span text:style-name="T3"> mdp</text:span><text:span text:style-name="T4">,</text:span><text:span text:style-name="T3"> </text:span></text:p>
      <text:p text:style-name="Standard"><text:span text:style-name="T3"><text:s text:c="8"/>@CodeZone </text:span><text:span text:style-name="T4">=</text:span><text:span text:style-name="T3"> codeZone</text:span></text:p>
      <text:p text:style-name="Standard"><text:span text:style-name="T3"><text:s text:c="4"/></text:span><text:span text:style-name="T1">FROM</text:span><text:span text:style-name="T3"> inserted</text:span><text:span text:style-name="T4">;</text:span></text:p>
      <text:p text:style-name="P2"/>
      <text:p text:style-name="Standard"><text:span text:style-name="T3"><text:s text:c="4"/></text:span><text:span text:style-name="T6">-- Vérifier si l'identifiant existe déjà</text:span></text:p>
      <text:p text:style-name="Standard"><text:span text:style-name="T3"><text:s text:c="4"/></text:span><text:span text:style-name="T1">IF</text:span><text:span text:style-name="T3"> </text:span><text:span text:style-name="T4">EXISTS</text:span><text:span text:style-name="T1"> </text:span><text:span text:style-name="T4">(</text:span><text:span text:style-name="T1">SELECT</text:span><text:span text:style-name="T3"> 1 </text:span><text:span text:style-name="T1">FROM</text:span><text:span text:style-name="T3"> Preparateur </text:span><text:span text:style-name="T1">WHERE</text:span><text:span text:style-name="T3"> </text:span><text:span text:style-name="T1">Login</text:span><text:span text:style-name="T3"> </text:span><text:span text:style-name="T4">=</text:span><text:span text:style-name="T3"> @Login</text:span><text:span text:style-name="T4">)</text:span></text:p>
      <text:p text:style-name="Standard"><text:span text:style-name="T3"><text:s text:c="8"/></text:span><text:span text:style-name="T4">OR</text:span><text:span text:style-name="T3"> </text:span><text:span text:style-name="T4">EXISTS</text:span><text:span text:style-name="T1"> </text:span><text:span text:style-name="T4">(</text:span><text:span text:style-name="T1">SELECT</text:span><text:span text:style-name="T3"> 1 </text:span><text:span text:style-name="T1">FROM</text:span><text:span text:style-name="T3"> Cariste </text:span><text:span text:style-name="T1">WHERE</text:span><text:span text:style-name="T3"> </text:span><text:span text:style-name="T1">Login</text:span><text:span text:style-name="T3"> </text:span><text:span text:style-name="T4">=</text:span><text:span text:style-name="T3"> @Login</text:span><text:span text:style-name="T4">)</text:span></text:p>
      <text:p text:style-name="Standard"><text:span text:style-name="T3"><text:s text:c="8"/></text:span><text:span text:style-name="T4">OR</text:span><text:span text:style-name="T3"> </text:span><text:span text:style-name="T4">EXISTS</text:span><text:span text:style-name="T1"> </text:span><text:span text:style-name="T4">(</text:span><text:span text:style-name="T1">SELECT</text:span><text:span text:style-name="T3"> 1 </text:span><text:span text:style-name="T1">FROM</text:span><text:span text:style-name="T3"> Responsable </text:span><text:span text:style-name="T1">WHERE</text:span><text:span text:style-name="T3"> </text:span><text:span text:style-name="T1">Login</text:span><text:span text:style-name="T3"> </text:span><text:span text:style-name="T4">=</text:span><text:span text:style-name="T3"> @Login</text:span><text:span text:style-name="T4">)</text:span></text:p>
      <text:p text:style-name="Standard"><text:span text:style-name="T3"><text:s text:c="4"/></text:span><text:span text:style-name="T1">BEGIN</text:span></text:p>
      <text:p text:style-name="Standard"><text:span text:style-name="T3"><text:s text:c="8"/></text:span><text:span text:style-name="T1">RAISERROR </text:span><text:span text:style-name="T4">(</text:span><text:span text:style-name="T8">'Identifiant déjà existant : ajout refusé.'</text:span><text:span text:style-name="T4">,</text:span><text:span text:style-name="T3"> 16</text:span><text:span text:style-name="T4">,</text:span><text:span text:style-name="T3"> 1</text:span><text:span text:style-name="T4">);</text:span></text:p>
      <text:p text:style-name="Standard"><text:span text:style-name="T3"><text:s text:c="8"/></text:span><text:span text:style-name="T1">ROLLBACK</text:span><text:span text:style-name="T3"> </text:span><text:span text:style-name="T1">TRANSACTION</text:span><text:span text:style-name="T4">;</text:span></text:p>
      <text:p text:style-name="Standard"><text:span text:style-name="T3"><text:s text:c="8"/></text:span><text:span text:style-name="T1">RETURN</text:span><text:span text:style-name="T4">;</text:span></text:p>
      <text:p text:style-name="Standard"><text:span text:style-name="T3"><text:s text:c="4"/></text:span><text:span text:style-name="T1">END</text:span></text:p>
      <text:p text:style-name="P2"/>
      <text:p text:style-name="Standard"><text:span text:style-name="T3"><text:s text:c="4"/></text:span><text:span text:style-name="T6">-- Insérer les données si l'identifiant est unique</text:span></text:p>
      <text:p text:style-name="Standard"><text:span text:style-name="T3"><text:s text:c="4"/></text:span><text:span text:style-name="T1">INSERT</text:span><text:span text:style-name="T3"> </text:span><text:span text:style-name="T1">INTO</text:span><text:span text:style-name="T3"> Preparateur</text:span><text:span text:style-name="T1"> </text:span><text:span text:style-name="T4">(</text:span><text:span text:style-name="T3">numPreparateur</text:span><text:span text:style-name="T4">,</text:span><text:span text:style-name="T3"> </text:span><text:span text:style-name="T1">login</text:span><text:span text:style-name="T4">,</text:span><text:span text:style-name="T3"> mdp</text:span><text:span text:style-name="T4">,</text:span><text:span text:style-name="T3"> codeZone</text:span><text:span text:style-name="T4">)</text:span></text:p>
      <text:p text:style-name="Standard"><text:span text:style-name="T3"><text:s text:c="4"/></text:span><text:span text:style-name="T1">VALUES </text:span><text:span text:style-name="T4">(</text:span><text:span text:style-name="T3">@Id</text:span><text:span text:style-name="T4">,</text:span><text:span text:style-name="T3"> @Login</text:span><text:span text:style-name="T4">,</text:span><text:span text:style-name="T3"> @Mdp</text:span><text:span text:style-name="T4">,</text:span><text:span text:style-name="T3"> @CodeZone</text:span><text:span text:style-name="T4">);</text:span></text:p>
      <text:p text:style-name="Standard"><text:span text:style-name="T1">END</text:span><text:span text:style-name="T4">;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h text:style-name="Heading_20_4" text:outline-level="4"><text:soft-page-break/>3. <text:span text:style-name="Source_20_Text">trg_prep_update</text:span></text:h>
      <text:list xml:id="list1099527372" text:style-name="L3">
        <text:list-item>
          <text:p text:style-name="P11"><text:span text:style-name="Strong_20_Emphasis">Fonctionnement :</text:span> Ce trigger se déclenche lors de la modification de la table <text:span text:style-name="Source_20_Text">PREPARATEUR</text:span>. Si un préparateur est assigné à une ou plusieurs sous-commandes, la modification est refusée avec un message d'erreur.</text:p>
        </text:list-item>
        <text:list-item>
          <text:p text:style-name="P11"><text:span text:style-name="Strong_20_Emphasis">Objectif :</text:span> Empêcher la modification des informations d'un préparateur actif dans des sous-commandes.</text:p>
        </text:list-item>
      </text:list>
      <text:p text:style-name="Text_20_body"/>
      <text:p text:style-name="Standard"><text:span text:style-name="T1">ALTER</text:span><text:span text:style-name="T3"> </text:span><text:span text:style-name="T1">TRIGGER</text:span><text:span text:style-name="T3"> [dbo]</text:span><text:span text:style-name="T4">.</text:span><text:span text:style-name="T3">[trg_prep_update]</text:span></text:p>
      <text:p text:style-name="Standard"><text:span text:style-name="T1">ON</text:span><text:span text:style-name="T3"> [dbo]</text:span><text:span text:style-name="T4">.</text:span><text:span text:style-name="T3">[PREPARATEUR]</text:span></text:p>
      <text:p text:style-name="Standard"><text:span text:style-name="T1">INSTEAD</text:span><text:span text:style-name="T3"> </text:span><text:span text:style-name="T1">OF</text:span><text:span text:style-name="T3"> </text:span><text:span text:style-name="T5">UPDATE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s text:c="4"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P2"/>
      <text:p text:style-name="Standard"><text:span text:style-name="T3"><text:tab/></text:span><text:span text:style-name="T1">DECLARE</text:span><text:span text:style-name="T3"> @numPreparateur </text:span><text:span text:style-name="T1">INT</text:span></text:p>
      <text:p text:style-name="Standard"><text:span text:style-name="T3"><text:tab/></text:span><text:span text:style-name="T1">DECLARE</text:span><text:span text:style-name="T3"> @codeZone </text:span><text:span text:style-name="T1">INT</text:span></text:p>
      <text:p text:style-name="P2"/>
      <text:p text:style-name="Standard"><text:span text:style-name="T3"><text:tab/></text:span><text:span text:style-name="T1">SELECT</text:span><text:span text:style-name="T3"> @numPreparateur </text:span><text:span text:style-name="T4">=</text:span><text:span text:style-name="T3"> numPreparateur </text:span><text:span text:style-name="T1">FROM</text:span><text:span text:style-name="T3"> inserted</text:span></text:p>
      <text:p text:style-name="Standard"><text:span text:style-name="T3"><text:tab/></text:span><text:span text:style-name="T1">SELECT</text:span><text:span text:style-name="T3"> @codeZone </text:span><text:span text:style-name="T4">=</text:span><text:span text:style-name="T3"> codeZone </text:span><text:span text:style-name="T1">FROM</text:span><text:span text:style-name="T3"> inserted</text:span></text:p>
      <text:p text:style-name="Standard"><text:span text:style-name="T3"><text:s text:c="4"/></text:span><text:span text:style-name="T6">-- Vérifier les préparateurs en cours de modification</text:span></text:p>
      <text:p text:style-name="Standard"><text:span text:style-name="T3"><text:s text:c="4"/></text:span><text:span text:style-name="T1">IF</text:span><text:span text:style-name="T3"> </text:span><text:span text:style-name="T4">EXISTS</text:span><text:span text:style-name="T1"> </text:span><text:span text:style-name="T4">(</text:span></text:p>
      <text:p text:style-name="Standard"><text:span text:style-name="T3"><text:s text:c="8"/></text:span><text:span text:style-name="T1">SELECT</text:span><text:span text:style-name="T3"> 1</text:span></text:p>
      <text:p text:style-name="Standard"><text:span text:style-name="T3"><text:s text:c="8"/></text:span><text:span text:style-name="T1">FROM</text:span><text:span text:style-name="T3"> SOUS_COMMANDE sc</text:span></text:p>
      <text:p text:style-name="Standard"><text:span text:style-name="T3"><text:s text:c="8"/></text:span><text:span text:style-name="T4">INNER</text:span><text:span text:style-name="T3"> </text:span><text:span text:style-name="T4">JOIN</text:span><text:span text:style-name="T3"> inserted i </text:span><text:span text:style-name="T1">ON</text:span><text:span text:style-name="T3"> sc</text:span><text:span text:style-name="T4">.</text:span><text:span text:style-name="T3">idPreparateur </text:span><text:span text:style-name="T4">=</text:span><text:span text:style-name="T3"> @numPreparateur</text:span></text:p>
      <text:p text:style-name="Standard"><text:span text:style-name="T3"><text:s text:c="4"/></text:span><text:span text:style-name="T4">)</text:span></text:p>
      <text:p text:style-name="Standard"><text:span text:style-name="T3"><text:s text:c="4"/></text:span><text:span text:style-name="T1">BEGIN</text:span></text:p>
      <text:p text:style-name="Standard"><text:span text:style-name="T3"><text:s text:c="8"/></text:span><text:span text:style-name="T6">-- Refuser la modification si le préparateur est assigné à une ou plusieurs sous-commandes</text:span></text:p>
      <text:p text:style-name="Standard"><text:span text:style-name="T3"><text:s text:c="8"/></text:span><text:span text:style-name="T1">RAISERROR </text:span><text:span text:style-name="T4">(</text:span><text:span text:style-name="T8">'Modification impossible : ce préparateur est assigné à une ou plusieurs sous-commandes.'</text:span><text:span text:style-name="T4">,</text:span><text:span text:style-name="T3"> 16</text:span><text:span text:style-name="T4">,</text:span><text:span text:style-name="T3"> 1</text:span><text:span text:style-name="T4">);</text:span></text:p>
      <text:p text:style-name="Standard"><text:span text:style-name="T3"><text:s text:c="8"/></text:span><text:span text:style-name="T1">ROLLBACK</text:span><text:span text:style-name="T3"> </text:span><text:span text:style-name="T1">TRANSACTION</text:span><text:span text:style-name="T4">;</text:span></text:p>
      <text:p text:style-name="Standard"><text:span text:style-name="T3"><text:s text:c="8"/></text:span><text:span text:style-name="T1">RETURN</text:span><text:span text:style-name="T4">;</text:span></text:p>
      <text:p text:style-name="Standard"><text:span text:style-name="T3"><text:s text:c="4"/></text:span><text:span text:style-name="T1">END</text:span></text:p>
      <text:p text:style-name="P2"/>
      <text:p text:style-name="Standard"><text:span text:style-name="T3"><text:s text:c="4"/></text:span><text:span text:style-name="T6">-- Si aucune sous-commande n'est trouvée, permettre la mise à jour</text:span></text:p>
      <text:p text:style-name="Standard"><text:span text:style-name="T3"><text:s text:c="4"/></text:span><text:span text:style-name="T5">UPDATE</text:span><text:span text:style-name="T3"> PREPARATEUR</text:span></text:p>
      <text:p text:style-name="Standard"><text:span text:style-name="T3"><text:s text:c="4"/></text:span><text:span text:style-name="T1">SET</text:span><text:span text:style-name="T3"> codeZone </text:span><text:span text:style-name="T4">=</text:span><text:span text:style-name="T3"> @codeZone</text:span></text:p>
      <text:p text:style-name="Standard"><text:span text:style-name="T3"><text:s text:c="4"/></text:span><text:span text:style-name="T1">FROM</text:span><text:span text:style-name="T3"> PREPARATEUR p</text:span></text:p>
      <text:p text:style-name="Standard"><text:span text:style-name="T3"><text:s text:c="4"/></text:span><text:span text:style-name="T1">WHERE</text:span><text:span text:style-name="T3"> numPreparateur </text:span><text:span text:style-name="T4">=</text:span><text:span text:style-name="T3"> @numPreparateur</text:span></text:p>
      <text:p text:style-name="Standard"><text:span text:style-name="T1">END</text:span><text:span text:style-name="T4">;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Text_20_body"/>
      <text:p text:style-name="Horizontal_20_Line"><text:soft-page-break/></text:p>
      <text:h text:style-name="Heading_20_3" text:outline-level="3">Procédures Stockées</text:h>
      <text:h text:style-name="Heading_20_4" text:outline-level="4">1. <text:span text:style-name="Source_20_Text">prc_add_commande</text:span></text:h>
      <text:list xml:id="list640095360" text:style-name="L4">
        <text:list-item>
          <text:p text:style-name="P12"><text:span text:style-name="Strong_20_Emphasis">Paramètres :</text:span></text:p>
          <text:list>
            <text:list-item>
              <text:p text:style-name="P12"><text:span text:style-name="Source_20_Text">@numCommande</text:span> (int) : Numéro de la commande.</text:p>
            </text:list-item>
            <text:list-item>
              <text:p text:style-name="P12"><text:span text:style-name="Source_20_Text">@nomMag</text:span> (nvarchar(50)) : Nom du magasin.</text:p>
            </text:list-item>
            <text:list-item>
              <text:p text:style-name="P12"><text:span text:style-name="Source_20_Text">@dateComm</text:span> (date) : Date de la commande.</text:p>
            </text:list-item>
          </text:list>
        </text:list-item>
        <text:list-item>
          <text:p text:style-name="P12"><text:span text:style-name="Strong_20_Emphasis">Fonctionnement :</text:span> Insère une nouvelle commande dans la table <text:span text:style-name="Source_20_Text">COMMANDE</text:span> avec un état initial à 0 (non terminée).</text:p>
        </text:list-item>
      </text:list>
      <text:p text:style-name="Text_20_body"/>
      <text:p text:style-name="Standard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add_commande]</text:span><text:span text:style-name="T4">(</text:span><text:span text:style-name="T3">@numCommande </text:span><text:span text:style-name="T1">int</text:span><text:span text:style-name="T4">,</text:span><text:span text:style-name="T3"> @nomMag </text:span><text:span text:style-name="T1">nvarchar</text:span><text:span text:style-name="T4">(</text:span><text:span text:style-name="T3">50</text:span><text:span text:style-name="T4">),</text:span><text:span text:style-name="T3"> @dateComm </text:span><text:span text:style-name="T1">date</text:span><text:span text:style-name="T4">)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tab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Standard"><text:span text:style-name="T3"><text:tab/></text:span><text:span text:style-name="T1">DECLARE</text:span><text:span text:style-name="T3"> @idMag </text:span><text:span text:style-name="T1">INT</text:span></text:p>
      <text:p text:style-name="Standard"><text:span text:style-name="T3"><text:tab/></text:span><text:span text:style-name="T1">SELECT</text:span><text:span text:style-name="T3"> @idMag </text:span><text:span text:style-name="T4">=</text:span><text:span text:style-name="T3"> numMagasin </text:span><text:span text:style-name="T1">FROM</text:span><text:span text:style-name="T3"> MAGASIN </text:span><text:span text:style-name="T1">WHERE</text:span><text:span text:style-name="T3"> nomMagasin </text:span><text:span text:style-name="T4">=</text:span><text:span text:style-name="T3"> @nomMag</text:span></text:p>
      <text:p text:style-name="P2"/>
      <text:p text:style-name="Standard"><text:span text:style-name="T3"><text:tab/></text:span><text:span text:style-name="T1">INSERT</text:span><text:span text:style-name="T3"> </text:span><text:span text:style-name="T1">INTO</text:span><text:span text:style-name="T3"> COMMANDE </text:span><text:span text:style-name="T1">VALUES</text:span><text:span text:style-name="T4">(</text:span><text:span text:style-name="T3">@numCommande</text:span><text:span text:style-name="T4">,</text:span><text:span text:style-name="T3"> @idMag</text:span><text:span text:style-name="T4">,</text:span><text:span text:style-name="T3"> @dateComm</text:span><text:span text:style-name="T4">,</text:span><text:span text:style-name="T3"> 0</text:span><text:span text:style-name="T4">)</text:span></text:p>
      <text:p text:style-name="Standard"><text:span text:style-name="T1">END</text:span></text:p>
      <text:p text:style-name="Standard"><text:span text:style-name="T1"/></text:p>
      <text:p text:style-name="Standard"><text:span text:style-name="T1"/></text:p>
      <text:h text:style-name="Heading_20_4" text:outline-level="4"/>
      <text:h text:style-name="Heading_20_4" text:outline-level="4">2. <text:span text:style-name="Source_20_Text">prc_add_composer</text:span></text:h>
      <text:list xml:id="list536532137" text:style-name="L5">
        <text:list-item>
          <text:p text:style-name="P13"><text:span text:style-name="Strong_20_Emphasis">Paramètres :</text:span></text:p>
          <text:list>
            <text:list-item>
              <text:p text:style-name="P13"><text:span text:style-name="Source_20_Text">@numSousComm</text:span> (int) : Numéro de la sous-commande.</text:p>
            </text:list-item>
            <text:list-item>
              <text:p text:style-name="P13"><text:span text:style-name="Source_20_Text">@nomProduit</text:span> (nvarchar(255)) : Nom du produit.</text:p>
            </text:list-item>
            <text:list-item>
              <text:p text:style-name="P13"><text:span text:style-name="Source_20_Text">@qtLot</text:span> (int) : Quantité en lot.</text:p>
            </text:list-item>
          </text:list>
        </text:list-item>
        <text:list-item>
          <text:p text:style-name="P13"><text:span text:style-name="Strong_20_Emphasis">Fonctionnement :</text:span> Ajoute une association entre une sous-commande et un produit avec une quantité spécifiée dans la table <text:span text:style-name="Source_20_Text">COMPOSER</text:span>.</text:p>
        </text:list-item>
      </text:list>
      <text:p text:style-name="Text_20_body"/>
      <text:p text:style-name="Standard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add_composer]</text:span><text:span text:style-name="T4">(</text:span><text:span text:style-name="T3">@numSousComm </text:span><text:span text:style-name="T1">int</text:span><text:span text:style-name="T4">,</text:span><text:span text:style-name="T3"> @nomProduit </text:span><text:span text:style-name="T1">nvarchar</text:span><text:span text:style-name="T4">(</text:span><text:span text:style-name="T3">255</text:span><text:span text:style-name="T4">),</text:span><text:span text:style-name="T3"> @qtLot </text:span><text:span text:style-name="T1">int</text:span><text:span text:style-name="T4">)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tab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Standard"><text:span text:style-name="T3"><text:tab/></text:span><text:span text:style-name="T1">DECLARE</text:span><text:span text:style-name="T3"> @numProduit </text:span><text:span text:style-name="T1">INT</text:span></text:p>
      <text:p text:style-name="Standard"><text:span text:style-name="T3"><text:tab/></text:span><text:span text:style-name="T1">SELECT</text:span><text:span text:style-name="T3"> @numProduit </text:span><text:span text:style-name="T4">=</text:span><text:span text:style-name="T3"> numProduit </text:span><text:span text:style-name="T1">FROM</text:span><text:span text:style-name="T3"> PRODUIT </text:span><text:span text:style-name="T1">WHERE</text:span><text:span text:style-name="T3"> libelleProduit </text:span><text:span text:style-name="T4">=</text:span><text:span text:style-name="T3"> @nomProduit</text:span></text:p>
      <text:p text:style-name="P2"/>
      <text:p text:style-name="Standard"><text:span text:style-name="T3"><text:s text:c="4"/></text:span><text:span text:style-name="T6">-- Insert statements for procedure here</text:span></text:p>
      <text:p text:style-name="Standard"><text:span text:style-name="T3"><text:tab/></text:span><text:span text:style-name="T1">INSERT</text:span><text:span text:style-name="T3"> </text:span><text:span text:style-name="T1">INTO</text:span><text:span text:style-name="T3"> COMPOSER </text:span><text:span text:style-name="T1">VALUES</text:span><text:span text:style-name="T4">(</text:span><text:span text:style-name="T3">@numSousComm</text:span><text:span text:style-name="T4">,</text:span><text:span text:style-name="T3"> @numProduit</text:span><text:span text:style-name="T4">,</text:span><text:span text:style-name="T3"> @qtLot</text:span><text:span text:style-name="T4">)</text:span></text:p>
      <text:p text:style-name="Standard"><text:span text:style-name="T1">END</text:span></text:p>
      <text:h text:style-name="Heading_20_4" text:outline-level="4"><text:soft-page-break/>3. <text:span text:style-name="Source_20_Text">prc_add_sous_commande</text:span></text:h>
      <text:list xml:id="list2452914595" text:style-name="L6">
        <text:list-item>
          <text:p text:style-name="P14"><text:span text:style-name="Strong_20_Emphasis">Paramètres :</text:span></text:p>
          <text:list>
            <text:list-item>
              <text:p text:style-name="P14"><text:span text:style-name="Source_20_Text">@idSousComm</text:span> (int) : Numéro de la sous-commande.</text:p>
            </text:list-item>
            <text:list-item>
              <text:p text:style-name="P14"><text:span text:style-name="Source_20_Text">@idComm</text:span> (int) : Numéro de la commande globale.</text:p>
            </text:list-item>
            <text:list-item>
              <text:p text:style-name="P14"><text:span text:style-name="Source_20_Text">@nomMag</text:span> (nvarchar(50)) : Nom du magasin.</text:p>
            </text:list-item>
            <text:list-item>
              <text:p text:style-name="P14"><text:span text:style-name="Source_20_Text">@nomPrep</text:span> (nvarchar(50)) : Login du préparateur.</text:p>
            </text:list-item>
          </text:list>
        </text:list-item>
        <text:list-item>
          <text:p text:style-name="P14"><text:span text:style-name="Strong_20_Emphasis">Fonctionnement :</text:span> Ajoute une nouvelle sous-commande liée à une commande globale, à un magasin et à un préparateur avec un état initial à 0.</text:p>
        </text:list-item>
      </text:list>
      <text:p text:style-name="Standard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add_sous_commande]</text:span><text:span text:style-name="T4">(</text:span><text:span text:style-name="T3">@idSousComm </text:span><text:span text:style-name="T1">int</text:span><text:span text:style-name="T4">,</text:span><text:span text:style-name="T3"> @idComm </text:span><text:span text:style-name="T1">int</text:span><text:span text:style-name="T4">,</text:span><text:span text:style-name="T3"> @nomMag </text:span><text:span text:style-name="T1">nvarchar</text:span><text:span text:style-name="T4">(</text:span><text:span text:style-name="T3">50</text:span><text:span text:style-name="T4">),</text:span><text:span text:style-name="T3"> @nomPrep </text:span><text:span text:style-name="T1">nvarchar</text:span><text:span text:style-name="T4">(</text:span><text:span text:style-name="T3">50</text:span><text:span text:style-name="T4">))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tab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P2"/>
      <text:p text:style-name="Standard"><text:span text:style-name="T3"><text:tab/></text:span><text:span text:style-name="T1">DECLARE</text:span><text:span text:style-name="T3"> @idMag </text:span><text:span text:style-name="T1">INT</text:span></text:p>
      <text:p text:style-name="Standard"><text:span text:style-name="T3"><text:tab/></text:span><text:span text:style-name="T1">DECLARE</text:span><text:span text:style-name="T3"> @idPrep </text:span><text:span text:style-name="T1">INT</text:span></text:p>
      <text:p text:style-name="P2"/>
      <text:p text:style-name="Standard"><text:span text:style-name="T3"><text:tab/></text:span><text:span text:style-name="T1">SELECT</text:span><text:span text:style-name="T3"> @idMag </text:span><text:span text:style-name="T4">=</text:span><text:span text:style-name="T3"> numMagasin </text:span><text:span text:style-name="T1">FROM</text:span><text:span text:style-name="T3"> MAGASIN </text:span><text:span text:style-name="T1">WHERE</text:span><text:span text:style-name="T3"> nomMagasin </text:span><text:span text:style-name="T4">=</text:span><text:span text:style-name="T3"> @nomMag</text:span></text:p>
      <text:p text:style-name="Standard"><text:span text:style-name="T3"><text:tab/></text:span><text:span text:style-name="T1">SELECT</text:span><text:span text:style-name="T3"> @idPrep </text:span><text:span text:style-name="T4">=</text:span><text:span text:style-name="T3"> numPreparateur </text:span><text:span text:style-name="T1">FROM</text:span><text:span text:style-name="T3"> PREPARATEUR </text:span><text:span text:style-name="T1">WHERE</text:span><text:span text:style-name="T3"> </text:span><text:span text:style-name="T1">login</text:span><text:span text:style-name="T3"> </text:span><text:span text:style-name="T4">=</text:span><text:span text:style-name="T3"> @nomPrep</text:span></text:p>
      <text:p text:style-name="P2"/>
      <text:p text:style-name="Standard"><text:span text:style-name="T3"><text:tab/></text:span><text:span text:style-name="T1">INSERT</text:span><text:span text:style-name="T3"> </text:span><text:span text:style-name="T1">INTO</text:span><text:span text:style-name="T3"> SOUS_COMMANDE </text:span><text:span text:style-name="T1">VALUES</text:span><text:span text:style-name="T4">(</text:span><text:span text:style-name="T3">@idSousComm</text:span><text:span text:style-name="T4">,</text:span><text:span text:style-name="T3"> @idComm</text:span><text:span text:style-name="T4">,</text:span><text:span text:style-name="T3"> @idMag</text:span><text:span text:style-name="T4">,</text:span><text:span text:style-name="T3"> @idPrep</text:span><text:span text:style-name="T4">,</text:span><text:span text:style-name="T3"> 0</text:span><text:span text:style-name="T4">)</text:span></text:p>
      <text:p text:style-name="Standard"><text:span text:style-name="T1">END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/>
      <text:h text:style-name="Heading_20_4" text:outline-level="4"><text:soft-page-break/>4. <text:span text:style-name="Source_20_Text">prc_add_user</text:span></text:h>
      <text:list xml:id="list696521281" text:style-name="L7">
        <text:list-item>
          <text:p text:style-name="P15"><text:span text:style-name="Strong_20_Emphasis">Paramètres :</text:span></text:p>
          <text:list>
            <text:list-item>
              <text:p text:style-name="P15"><text:span text:style-name="Source_20_Text">@login</text:span> (nvarchar(50)) : Login de l'utilisateur.</text:p>
            </text:list-item>
            <text:list-item>
              <text:p text:style-name="P15"><text:span text:style-name="Source_20_Text">@mdp</text:span> (nvarchar(50)) : Mot de passe de l'utilisateur.</text:p>
            </text:list-item>
            <text:list-item>
              <text:p text:style-name="P15"><text:span text:style-name="Source_20_Text">@role</text:span> (nvarchar(50)) : Rôle de l'utilisateur (‘RESPONSABLE’, ‘CARISTE’ ou ‘PREPARATEUR’).</text:p>
            </text:list-item>
            <text:list-item>
              <text:p text:style-name="P15"><text:span text:style-name="Source_20_Text">@zone</text:span> (nvarchar(50)) : Zone associée à l'utilisateur.</text:p>
            </text:list-item>
          </text:list>
        </text:list-item>
        <text:list-item>
          <text:p text:style-name="P15"><text:span text:style-name="Strong_20_Emphasis">Fonctionnement :</text:span> Ajoute un nouvel utilisateur dans la table correspondant à son rôle (‘RESPONSABLE’, ‘CARISTE’ ou ‘PREPARATEUR’).</text:p>
        </text:list-item>
      </text:list>
      <text:p text:style-name="Standard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add_user]</text:span></text:p>
      <text:p text:style-name="Standard"><text:span text:style-name="T3"><text:tab/>@login </text:span><text:span text:style-name="T1">NVARCHAR</text:span><text:span text:style-name="T4">(</text:span><text:span text:style-name="T3">50</text:span><text:span text:style-name="T4">),</text:span></text:p>
      <text:p text:style-name="Standard"><text:span text:style-name="T3"><text:tab/>@mdp </text:span><text:span text:style-name="T1">NVARCHAR</text:span><text:span text:style-name="T4">(</text:span><text:span text:style-name="T3">50</text:span><text:span text:style-name="T4">),</text:span></text:p>
      <text:p text:style-name="Standard"><text:span text:style-name="T3"><text:tab/>@role </text:span><text:span text:style-name="T1">NVARCHAR</text:span><text:span text:style-name="T4">(</text:span><text:span text:style-name="T3">50</text:span><text:span text:style-name="T4">),</text:span></text:p>
      <text:p text:style-name="Standard"><text:span text:style-name="T3"><text:tab/>@zone </text:span><text:span text:style-name="T1">VARCHAR</text:span><text:span text:style-name="T4">(</text:span><text:span text:style-name="T3">50</text:span><text:span text:style-name="T4">)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tab/></text:span><text:span text:style-name="T6">-- SET NOCOUNT ON added to prevent extra result sets from</text:span></text:p>
      <text:p text:style-name="Standard"><text:span text:style-name="T3"><text:tab/></text:span><text:span text:style-name="T6">-- interfering with SELECT statements.</text:span></text:p>
      <text:p text:style-name="Standard"><text:span text:style-name="T3"><text:tab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P2"/>
      <text:p text:style-name="Standard"><text:span text:style-name="T3"><text:s text:c="4"/></text:span><text:span text:style-name="T6">-- Incrémentation de l'id selon le rôle</text:span></text:p>
      <text:p text:style-name="Standard"><text:span text:style-name="T3"><text:tab/></text:span><text:span text:style-name="T1">DECLARE</text:span><text:span text:style-name="T3"> @id </text:span><text:span text:style-name="T1">INT</text:span></text:p>
      <text:p text:style-name="Standard"><text:span text:style-name="T3"><text:tab/></text:span><text:span text:style-name="T1">IF</text:span><text:span text:style-name="T4">(</text:span><text:span text:style-name="T3">@role </text:span><text:span text:style-name="T4">=</text:span><text:span text:style-name="T3"> </text:span><text:span text:style-name="T8">'RESPONSABLE'</text:span><text:span text:style-name="T4">)</text:span></text:p>
      <text:p text:style-name="Standard"><text:span text:style-name="T3"><text:tab/></text:span><text:span text:style-name="T1">BEGIN</text:span></text:p>
      <text:p text:style-name="Standard"><text:span text:style-name="T3"><text:tab/><text:tab/></text:span><text:span text:style-name="T1">SET</text:span><text:span text:style-name="T3"> @id </text:span><text:span text:style-name="T4">=</text:span><text:span text:style-name="T1"> </text:span><text:span text:style-name="T4">(</text:span><text:span text:style-name="T1">SELECT</text:span><text:span text:style-name="T3"> </text:span><text:span text:style-name="T5">COUNT</text:span><text:span text:style-name="T4">(*)</text:span><text:span text:style-name="T3"> </text:span><text:span text:style-name="T1">FROM</text:span><text:span text:style-name="T3"> RESPONSABLE</text:span><text:span text:style-name="T4">)</text:span><text:span text:style-name="T3"> </text:span><text:span text:style-name="T4">+</text:span><text:span text:style-name="T3"> 1</text:span></text:p>
      <text:p text:style-name="Standard"><text:span text:style-name="T3"><text:tab/></text:span><text:span text:style-name="T1">END</text:span></text:p>
      <text:p text:style-name="P2"/>
      <text:p text:style-name="Standard"><text:span text:style-name="T3"><text:tab/></text:span><text:span text:style-name="T1">ELSE</text:span><text:span text:style-name="T3"> </text:span><text:span text:style-name="T1">IF</text:span><text:span text:style-name="T4">(</text:span><text:span text:style-name="T3">@role </text:span><text:span text:style-name="T4">=</text:span><text:span text:style-name="T3"> </text:span><text:span text:style-name="T8">'CARISTE'</text:span><text:span text:style-name="T4">)</text:span></text:p>
      <text:p text:style-name="Standard"><text:span text:style-name="T3"><text:tab/></text:span><text:span text:style-name="T1">BEGIN</text:span></text:p>
      <text:p text:style-name="Standard"><text:span text:style-name="T3"><text:tab/><text:tab/></text:span><text:span text:style-name="T1">SET</text:span><text:span text:style-name="T3"> @id </text:span><text:span text:style-name="T4">=</text:span><text:span text:style-name="T1"> </text:span><text:span text:style-name="T4">(</text:span><text:span text:style-name="T1">SELECT</text:span><text:span text:style-name="T3"> </text:span><text:span text:style-name="T5">COUNT</text:span><text:span text:style-name="T4">(*)</text:span><text:span text:style-name="T3"> </text:span><text:span text:style-name="T1">FROM</text:span><text:span text:style-name="T3"> CARISTE</text:span><text:span text:style-name="T4">)</text:span><text:span text:style-name="T3"> </text:span><text:span text:style-name="T4">+</text:span><text:span text:style-name="T3"> 1</text:span></text:p>
      <text:p text:style-name="Standard"><text:span text:style-name="T3"><text:tab/></text:span><text:span text:style-name="T1">END</text:span></text:p>
      <text:p text:style-name="P2"/>
      <text:p text:style-name="Standard"><text:span text:style-name="T3"><text:tab/></text:span><text:span text:style-name="T1">ELSE</text:span></text:p>
      <text:p text:style-name="Standard"><text:span text:style-name="T3"><text:tab/></text:span><text:span text:style-name="T1">BEGIN</text:span></text:p>
      <text:p text:style-name="Standard"><text:span text:style-name="T3"><text:tab/><text:tab/></text:span><text:span text:style-name="T1">SET</text:span><text:span text:style-name="T3"> @id </text:span><text:span text:style-name="T4">=</text:span><text:span text:style-name="T1"> </text:span><text:span text:style-name="T4">(</text:span><text:span text:style-name="T1">SELECT</text:span><text:span text:style-name="T3"> </text:span><text:span text:style-name="T5">COUNT</text:span><text:span text:style-name="T4">(*)</text:span><text:span text:style-name="T3"> </text:span><text:span text:style-name="T1">FROM</text:span><text:span text:style-name="T3"> PREPARATEUR</text:span><text:span text:style-name="T4">)</text:span><text:span text:style-name="T3"> </text:span><text:span text:style-name="T4">+</text:span><text:span text:style-name="T3"> 1</text:span></text:p>
      <text:p text:style-name="Standard"><text:span text:style-name="T3"><text:tab/></text:span><text:span text:style-name="T1">END</text:span></text:p>
      <text:p text:style-name="P2"/>
      <text:p text:style-name="Standard"><text:span text:style-name="T3"><text:tab/></text:span><text:span text:style-name="T1">DECLARE</text:span><text:span text:style-name="T3"> @numZone </text:span><text:span text:style-name="T1">INT</text:span></text:p>
      <text:p text:style-name="Standard"><text:span text:style-name="T3"><text:tab/></text:span><text:span text:style-name="T1">SELECT</text:span><text:span text:style-name="T3"> @numZone </text:span><text:span text:style-name="T4">=</text:span><text:span text:style-name="T3"> codeZone </text:span><text:span text:style-name="T1">FROM</text:span><text:span text:style-name="T3"> </text:span><text:span text:style-name="T1">ZONE</text:span><text:span text:style-name="T3"> </text:span><text:span text:style-name="T1">WHERE</text:span><text:span text:style-name="T3"> libelleZone </text:span><text:span text:style-name="T4">=</text:span><text:span text:style-name="T3"> @zone</text:span></text:p>
      <text:p text:style-name="P2"/>
      <text:p text:style-name="Standard"><text:span text:style-name="T3"><text:tab/></text:span><text:span text:style-name="T6">-- Ajout de l'utilisateur</text:span></text:p>
      <text:p text:style-name="Standard"><text:span text:style-name="T3"><text:tab/></text:span><text:span text:style-name="T1">IF</text:span><text:span text:style-name="T4">(</text:span><text:span text:style-name="T3">@role </text:span><text:span text:style-name="T4">=</text:span><text:span text:style-name="T3"> </text:span><text:span text:style-name="T8">'RESPONSABLE'</text:span><text:span text:style-name="T4">)</text:span></text:p>
      <text:p text:style-name="Standard"><text:span text:style-name="T3"><text:tab/></text:span><text:span text:style-name="T1">BEGIN</text:span></text:p>
      <text:p text:style-name="Standard"><text:span text:style-name="T3"><text:tab/><text:tab/></text:span><text:span text:style-name="T1">INSERT</text:span><text:span text:style-name="T3"> </text:span><text:span text:style-name="T1">INTO</text:span><text:span text:style-name="T3"> RESPONSABLE </text:span><text:span text:style-name="T1">VALUES</text:span><text:span text:style-name="T4">(</text:span><text:span text:style-name="T3">@id</text:span><text:span text:style-name="T4">,</text:span><text:span text:style-name="T3"> @login</text:span><text:span text:style-name="T4">,</text:span><text:span text:style-name="T3"> @mdp</text:span><text:span text:style-name="T4">)</text:span></text:p>
      <text:p text:style-name="Standard"><text:span text:style-name="T3"><text:tab/></text:span><text:span text:style-name="T1">END</text:span></text:p>
      <text:p text:style-name="P2"/>
      <text:p text:style-name="Standard"><text:span text:style-name="T3"><text:tab/></text:span><text:span text:style-name="T1">ELSE</text:span><text:span text:style-name="T3"> </text:span><text:span text:style-name="T1">IF</text:span><text:span text:style-name="T4">(</text:span><text:span text:style-name="T3">@role </text:span><text:span text:style-name="T4">=</text:span><text:span text:style-name="T3"> </text:span><text:span text:style-name="T8">'CARISTE'</text:span><text:span text:style-name="T4">)</text:span></text:p>
      <text:p text:style-name="Standard"><text:span text:style-name="T3"><text:tab/></text:span><text:span text:style-name="T1">BEGIN</text:span></text:p>
      <text:p text:style-name="Standard"><text:span text:style-name="T3"><text:tab/><text:tab/></text:span><text:span text:style-name="T1">INSERT</text:span><text:span text:style-name="T3"> </text:span><text:span text:style-name="T1">INTO</text:span><text:span text:style-name="T3"> CARISTE </text:span><text:span text:style-name="T1">VALUES</text:span><text:span text:style-name="T4">(</text:span><text:span text:style-name="T3">@id</text:span><text:span text:style-name="T4">,</text:span><text:span text:style-name="T3"> @login</text:span><text:span text:style-name="T4">,</text:span><text:span text:style-name="T3"> @mdp</text:span><text:span text:style-name="T4">,</text:span><text:span text:style-name="T3"> @numZone</text:span><text:span text:style-name="T4">)</text:span></text:p>
      <text:p text:style-name="Standard"><text:span text:style-name="T3"><text:tab/></text:span><text:span text:style-name="T1">END</text:span></text:p>
      <text:p text:style-name="P2"/>
      <text:p text:style-name="Standard"><text:span text:style-name="T3"><text:tab/></text:span><text:span text:style-name="T1">ELSE</text:span></text:p>
      <text:p text:style-name="Standard"><text:span text:style-name="T3"><text:tab/></text:span><text:span text:style-name="T1">BEGIN</text:span></text:p>
      <text:p text:style-name="Standard"><text:span text:style-name="T3"><text:tab/><text:tab/></text:span><text:span text:style-name="T1">INSERT</text:span><text:span text:style-name="T3"> </text:span><text:span text:style-name="T1">INTO</text:span><text:span text:style-name="T3"> PREPARATEUR </text:span><text:span text:style-name="T1">VALUES</text:span><text:span text:style-name="T4">(</text:span><text:span text:style-name="T3">@id</text:span><text:span text:style-name="T4">,</text:span><text:span text:style-name="T3"> @login</text:span><text:span text:style-name="T4">,</text:span><text:span text:style-name="T3"> @mdp</text:span><text:span text:style-name="T4">,</text:span><text:span text:style-name="T3"> @numZone</text:span><text:span text:style-name="T4">)</text:span></text:p>
      <text:p text:style-name="Standard"><text:span text:style-name="T3"><text:tab/></text:span><text:span text:style-name="T1">END</text:span></text:p>
      <text:p text:style-name="Standard"><text:span text:style-name="T1">END</text:span></text:p>
      <text:p text:style-name="Standard"><text:soft-page-break/><text:span text:style-name="T1"/></text:p>
      <text:h text:style-name="Heading_20_4" text:outline-level="4">5. <text:span text:style-name="Source_20_Text">prc_find_user</text:span></text:h>
      <text:list xml:id="list2355867520" text:style-name="L8">
        <text:list-item>
          <text:p text:style-name="P16"><text:span text:style-name="Strong_20_Emphasis">Paramètres :</text:span></text:p>
          <text:list>
            <text:list-item>
              <text:p text:style-name="P16"><text:span text:style-name="Source_20_Text">@login</text:span> (nvarchar(50)) : Login de l'utilisateur.</text:p>
            </text:list-item>
            <text:list-item>
              <text:p text:style-name="P16"><text:span text:style-name="Source_20_Text">@mdp</text:span> (nvarchar(50)) : Mot de passe de l'utilisateur (crypté en MD5).</text:p>
            </text:list-item>
          </text:list>
        </text:list-item>
        <text:list-item>
          <text:p text:style-name="P16"><text:span text:style-name="Strong_20_Emphasis">Fonctionnement :</text:span> Recherche un utilisateur correspondant au login et au mot de passe fournis dans les tables <text:span text:style-name="Source_20_Text">RESPONSABLE</text:span>, <text:span text:style-name="Source_20_Text">CARISTE</text:span> ou <text:span text:style-name="Source_20_Text">PREPARATEUR</text:span>, et retourne son rôle et ses informations.</text:p>
        </text:list-item>
      </text:list>
      <text:p text:style-name="Standard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find_user]</text:span></text:p>
      <text:p text:style-name="Standard"><text:span text:style-name="T3"><text:s text:c="4"/>@login </text:span><text:span text:style-name="T1">NVARCHAR</text:span><text:span text:style-name="T4">(</text:span><text:span text:style-name="T3">50</text:span><text:span text:style-name="T4">),</text:span></text:p>
      <text:p text:style-name="Standard"><text:span text:style-name="T3"><text:s text:c="4"/>@mdp </text:span><text:span text:style-name="T1">NVARCHAR</text:span><text:span text:style-name="T4">(</text:span><text:span text:style-name="T3">50</text:span><text:span text:style-name="T4">)</text:span><text:span text:style-name="T3"> </text:span><text:span text:style-name="T6">-- MD5 crypté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s text:c="4"/></text:span><text:span text:style-name="T1">SET</text:span><text:span text:style-name="T3"> </text:span><text:span text:style-name="T1">NOCOUNT</text:span><text:span text:style-name="T3"> </text:span><text:span text:style-name="T1">ON</text:span></text:p>
      <text:p text:style-name="P2"/>
      <text:p text:style-name="Standard"><text:span text:style-name="T3"><text:s text:c="4"/></text:span><text:span text:style-name="T1">IF</text:span><text:span text:style-name="T3"> </text:span><text:span text:style-name="T4">EXISTS</text:span><text:span text:style-name="T1"> </text:span><text:span text:style-name="T4">(</text:span></text:p>
      <text:p text:style-name="Standard"><text:span text:style-name="T3"><text:s text:c="8"/></text:span><text:span text:style-name="T1">SELECT</text:span><text:span text:style-name="T3"> numResponsable</text:span></text:p>
      <text:p text:style-name="Standard"><text:span text:style-name="T3"><text:s text:c="8"/></text:span><text:span text:style-name="T1">FROM</text:span><text:span text:style-name="T3"> RESPONSABLE</text:span></text:p>
      <text:p text:style-name="Standard"><text:span text:style-name="T3"><text:s text:c="8"/></text:span><text:span text:style-name="T1">WHERE</text:span><text:span text:style-name="T3"> </text:span><text:span text:style-name="T1">login</text:span><text:span text:style-name="T3"> </text:span><text:span text:style-name="T4">=</text:span><text:span text:style-name="T3"> @login </text:span><text:span text:style-name="T4">AND</text:span><text:span text:style-name="T3"> mdp </text:span><text:span text:style-name="T4">=</text:span><text:span text:style-name="T3"> @mdp</text:span></text:p>
      <text:p text:style-name="Standard"><text:span text:style-name="T3"><text:s text:c="4"/></text:span><text:span text:style-name="T4">)</text:span></text:p>
      <text:p text:style-name="Standard"><text:span text:style-name="T3"><text:s text:c="4"/></text:span><text:span text:style-name="T1">BEGIN</text:span></text:p>
      <text:p text:style-name="Standard"><text:span text:style-name="T3"><text:s text:c="8"/></text:span><text:span text:style-name="T1">PRINT</text:span><text:span text:style-name="T3"> </text:span><text:span text:style-name="T8">'Utilisateur trouvé : RESPONSABLE'</text:span><text:span text:style-name="T4">;</text:span></text:p>
      <text:p text:style-name="Standard"><text:span text:style-name="T3"><text:s text:c="8"/></text:span><text:span text:style-name="T1">SELECT</text:span><text:span text:style-name="T3"> </text:span><text:span text:style-name="T8">'RESPONSABLE'</text:span><text:span text:style-name="T3"> </text:span><text:span text:style-name="T1">AS</text:span><text:span text:style-name="T3"> </text:span><text:span text:style-name="T1">Role</text:span><text:span text:style-name="T4">,</text:span><text:span text:style-name="T3"> numResponsable </text:span><text:span text:style-name="T1">AS</text:span><text:span text:style-name="T3"> UserID</text:span><text:span text:style-name="T4">,</text:span><text:span text:style-name="T3"> </text:span><text:span text:style-name="T1">login</text:span></text:p>
      <text:p text:style-name="Standard"><text:span text:style-name="T3"><text:s text:c="8"/></text:span><text:span text:style-name="T1">FROM</text:span><text:span text:style-name="T3"> RESPONSABLE</text:span></text:p>
      <text:p text:style-name="Standard"><text:span text:style-name="T3"><text:s text:c="8"/></text:span><text:span text:style-name="T1">WHERE</text:span><text:span text:style-name="T3"> </text:span><text:span text:style-name="T1">login</text:span><text:span text:style-name="T3"> </text:span><text:span text:style-name="T4">=</text:span><text:span text:style-name="T3"> @login </text:span><text:span text:style-name="T4">AND</text:span><text:span text:style-name="T3"> mdp </text:span><text:span text:style-name="T4">=</text:span><text:span text:style-name="T3"> @mdp</text:span><text:span text:style-name="T4">;</text:span></text:p>
      <text:p text:style-name="Standard"><text:span text:style-name="T3"><text:s text:c="8"/></text:span><text:span text:style-name="T1">RETURN</text:span><text:span text:style-name="T4">;</text:span></text:p>
      <text:p text:style-name="Standard"><text:span text:style-name="T3"><text:s text:c="4"/></text:span><text:span text:style-name="T1">END</text:span></text:p>
      <text:p text:style-name="P2"/>
      <text:p text:style-name="Standard"><text:span text:style-name="T3"><text:s text:c="4"/></text:span><text:span text:style-name="T1">IF</text:span><text:span text:style-name="T3"> </text:span><text:span text:style-name="T4">EXISTS</text:span><text:span text:style-name="T1"> </text:span><text:span text:style-name="T4">(</text:span></text:p>
      <text:p text:style-name="Standard"><text:span text:style-name="T3"><text:s text:c="8"/></text:span><text:span text:style-name="T1">SELECT</text:span><text:span text:style-name="T3"> numPreparateur</text:span></text:p>
      <text:p text:style-name="Standard"><text:span text:style-name="T3"><text:s text:c="8"/></text:span><text:span text:style-name="T1">FROM</text:span><text:span text:style-name="T3"> PREPARATEUR</text:span></text:p>
      <text:p text:style-name="Standard"><text:span text:style-name="T3"><text:s text:c="8"/></text:span><text:span text:style-name="T1">WHERE</text:span><text:span text:style-name="T3"> </text:span><text:span text:style-name="T1">login</text:span><text:span text:style-name="T3"> </text:span><text:span text:style-name="T4">=</text:span><text:span text:style-name="T3"> @login </text:span><text:span text:style-name="T4">AND</text:span><text:span text:style-name="T3"> mdp </text:span><text:span text:style-name="T4">=</text:span><text:span text:style-name="T3"> @mdp</text:span></text:p>
      <text:p text:style-name="Standard"><text:span text:style-name="T3"><text:s text:c="4"/></text:span><text:span text:style-name="T4">)</text:span></text:p>
      <text:p text:style-name="Standard"><text:span text:style-name="T3"><text:s text:c="4"/></text:span><text:span text:style-name="T1">BEGIN</text:span></text:p>
      <text:p text:style-name="Standard"><text:span text:style-name="T3"><text:s text:c="8"/></text:span><text:span text:style-name="T1">PRINT</text:span><text:span text:style-name="T3"> </text:span><text:span text:style-name="T8">'Utilisateur trouvé : PREPARATEUR'</text:span><text:span text:style-name="T4">;</text:span></text:p>
      <text:p text:style-name="Standard"><text:span text:style-name="T3"><text:s text:c="8"/></text:span><text:span text:style-name="T1">SELECT</text:span><text:span text:style-name="T3"> </text:span><text:span text:style-name="T8">'PREPARATEUR'</text:span><text:span text:style-name="T3"> </text:span><text:span text:style-name="T1">AS</text:span><text:span text:style-name="T3"> </text:span><text:span text:style-name="T1">Role</text:span><text:span text:style-name="T4">,</text:span><text:span text:style-name="T3"> numPreparateur </text:span><text:span text:style-name="T1">AS</text:span><text:span text:style-name="T3"> UserID</text:span><text:span text:style-name="T4">,</text:span><text:span text:style-name="T3"> </text:span><text:span text:style-name="T1">login</text:span></text:p>
      <text:p text:style-name="Standard"><text:span text:style-name="T3"><text:s text:c="8"/></text:span><text:span text:style-name="T1">FROM</text:span><text:span text:style-name="T3"> PREPARATEUR</text:span></text:p>
      <text:p text:style-name="Standard"><text:span text:style-name="T3"><text:s text:c="8"/></text:span><text:span text:style-name="T1">WHERE</text:span><text:span text:style-name="T3"> </text:span><text:span text:style-name="T1">login</text:span><text:span text:style-name="T3"> </text:span><text:span text:style-name="T4">=</text:span><text:span text:style-name="T3"> @login </text:span><text:span text:style-name="T4">AND</text:span><text:span text:style-name="T3"> mdp </text:span><text:span text:style-name="T4">=</text:span><text:span text:style-name="T3"> @mdp</text:span><text:span text:style-name="T4">;</text:span></text:p>
      <text:p text:style-name="Standard"><text:span text:style-name="T3"><text:s text:c="8"/></text:span><text:span text:style-name="T1">RETURN</text:span><text:span text:style-name="T4">;</text:span></text:p>
      <text:p text:style-name="Standard"><text:span text:style-name="T3"><text:s text:c="4"/></text:span><text:span text:style-name="T1">END</text:span></text:p>
      <text:p text:style-name="P2"/>
      <text:p text:style-name="Standard"><text:span text:style-name="T3"><text:s text:c="4"/></text:span><text:span text:style-name="T1">IF</text:span><text:span text:style-name="T3"> </text:span><text:span text:style-name="T4">EXISTS</text:span><text:span text:style-name="T1"> </text:span><text:span text:style-name="T4">(</text:span></text:p>
      <text:p text:style-name="Standard"><text:span text:style-name="T3"><text:s text:c="8"/></text:span><text:span text:style-name="T1">SELECT</text:span><text:span text:style-name="T3"> numCariste</text:span></text:p>
      <text:p text:style-name="Standard"><text:span text:style-name="T3"><text:s text:c="8"/></text:span><text:span text:style-name="T1">FROM</text:span><text:span text:style-name="T3"> CARISTE</text:span></text:p>
      <text:p text:style-name="Standard"><text:span text:style-name="T3"><text:s text:c="8"/></text:span><text:span text:style-name="T1">WHERE</text:span><text:span text:style-name="T3"> </text:span><text:span text:style-name="T1">login</text:span><text:span text:style-name="T3"> </text:span><text:span text:style-name="T4">=</text:span><text:span text:style-name="T3"> @login </text:span><text:span text:style-name="T4">AND</text:span><text:span text:style-name="T3"> mdp </text:span><text:span text:style-name="T4">=</text:span><text:span text:style-name="T3"> @mdp</text:span></text:p>
      <text:p text:style-name="Standard"><text:span text:style-name="T3"><text:s text:c="4"/></text:span><text:span text:style-name="T4">)</text:span></text:p>
      <text:p text:style-name="Standard"><text:span text:style-name="T3"><text:s text:c="4"/></text:span><text:span text:style-name="T1">BEGIN</text:span></text:p>
      <text:p text:style-name="Standard"><text:span text:style-name="T3"><text:s text:c="8"/></text:span><text:span text:style-name="T1">SELECT</text:span><text:span text:style-name="T3"> </text:span><text:span text:style-name="T8">'CARISTE'</text:span><text:span text:style-name="T3"> </text:span><text:span text:style-name="T1">AS</text:span><text:span text:style-name="T3"> </text:span><text:span text:style-name="T1">Role</text:span><text:span text:style-name="T4">,</text:span><text:span text:style-name="T3"> numCariste </text:span><text:span text:style-name="T1">AS</text:span><text:span text:style-name="T3"> UserID</text:span><text:span text:style-name="T4">,</text:span><text:span text:style-name="T3"> </text:span><text:span text:style-name="T1">login</text:span></text:p>
      <text:p text:style-name="Standard"><text:span text:style-name="T3"><text:s text:c="8"/></text:span><text:span text:style-name="T1">FROM</text:span><text:span text:style-name="T3"> CARISTE</text:span></text:p>
      <text:p text:style-name="Standard"><text:span text:style-name="T3"><text:s text:c="8"/></text:span><text:span text:style-name="T1">WHERE</text:span><text:span text:style-name="T3"> </text:span><text:span text:style-name="T1">login</text:span><text:span text:style-name="T3"> </text:span><text:span text:style-name="T4">=</text:span><text:span text:style-name="T3"> @login </text:span><text:span text:style-name="T4">AND</text:span><text:span text:style-name="T3"> mdp </text:span><text:span text:style-name="T4">=</text:span><text:span text:style-name="T3"> @mdp</text:span><text:span text:style-name="T4">;</text:span></text:p>
      <text:p text:style-name="Standard"><text:span text:style-name="T3"><text:s text:c="8"/></text:span><text:span text:style-name="T1">RETURN</text:span><text:span text:style-name="T4">;</text:span></text:p>
      <text:p text:style-name="Standard"><text:span text:style-name="T3"><text:s text:c="4"/></text:span><text:span text:style-name="T1">END</text:span></text:p>
      <text:p text:style-name="Standard"><text:span text:style-name="T1">END</text:span><text:span text:style-name="T4">;</text:span></text:p>
      <text:p text:style-name="Standard"><text:span text:style-name="T4"/></text:p>
      <text:p text:style-name="Standard"><text:span text:style-name="T4"/></text:p>
      <text:h text:style-name="Heading_20_4" text:outline-level="4"><text:soft-page-break/>6. <text:span text:style-name="Source_20_Text">prc_get_all_users</text:span></text:h>
      <text:list xml:id="list4262676687" text:style-name="L9">
        <text:list-item>
          <text:p text:style-name="P17"><text:span text:style-name="Strong_20_Emphasis">Paramètres :</text:span> Aucun.</text:p>
        </text:list-item>
        <text:list-item>
          <text:p text:style-name="P17"><text:span text:style-name="Strong_20_Emphasis">Fonctionnement :</text:span> Retourne une liste de tous les utilisateurs (responsables, préparateurs et caristes) avec leurs informations respectives et leurs rôles.</text:p>
        </text:list-item>
      </text:list>
      <text:p text:style-name="Standard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get_all_users]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s text:c="4"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P2"/>
      <text:p text:style-name="Standard"><text:span text:style-name="T3"><text:s text:c="4"/></text:span><text:span text:style-name="T6">-- Récupérer les utilisateurs responsables</text:span></text:p>
      <text:p text:style-name="Standard"><text:span text:style-name="T3"><text:s text:c="4"/></text:span><text:span text:style-name="T1">SELECT</text:span><text:span text:style-name="T3"> </text:span></text:p>
      <text:p text:style-name="Standard"><text:span text:style-name="T3"><text:s text:c="8"/>numResponsable </text:span><text:span text:style-name="T1">AS</text:span><text:span text:style-name="T3"> UserID</text:span><text:span text:style-name="T4">,</text:span></text:p>
      <text:p text:style-name="Standard"><text:span text:style-name="T3"><text:s text:c="8"/></text:span><text:span text:style-name="T1">login</text:span><text:span text:style-name="T4">,</text:span></text:p>
      <text:p text:style-name="Standard"><text:span text:style-name="T3"><text:s text:c="8"/></text:span><text:span text:style-name="T4">NULL</text:span><text:span text:style-name="T3"> </text:span><text:span text:style-name="T1">AS</text:span><text:span text:style-name="T3"> libelleZone</text:span><text:span text:style-name="T4">,</text:span></text:p>
      <text:p text:style-name="Standard"><text:span text:style-name="T3"><text:s text:c="8"/></text:span><text:span text:style-name="T8">'RESPONSABLE'</text:span><text:span text:style-name="T3"> </text:span><text:span text:style-name="T1">AS</text:span><text:span text:style-name="T3"> </text:span><text:span text:style-name="T1">Role</text:span></text:p>
      <text:p text:style-name="Standard"><text:span text:style-name="T3"><text:s text:c="4"/></text:span><text:span text:style-name="T1">FROM</text:span><text:span text:style-name="T3"> RESPONSABLE</text:span></text:p>
      <text:p text:style-name="P2"/>
      <text:p text:style-name="Standard"><text:span text:style-name="T3"><text:s text:c="4"/></text:span><text:span text:style-name="T1">UNION</text:span><text:span text:style-name="T3"> </text:span><text:span text:style-name="T4">ALL</text:span></text:p>
      <text:p text:style-name="P2"/>
      <text:p text:style-name="Standard"><text:span text:style-name="T3"><text:s text:c="4"/></text:span><text:span text:style-name="T6">-- Récupérer les utilisateurs préparateurs</text:span></text:p>
      <text:p text:style-name="Standard"><text:span text:style-name="T3"><text:s text:c="4"/></text:span><text:span text:style-name="T1">SELECT</text:span><text:span text:style-name="T3"> </text:span></text:p>
      <text:p text:style-name="Standard"><text:span text:style-name="T3"><text:s text:c="8"/>numPreparateur </text:span><text:span text:style-name="T1">AS</text:span><text:span text:style-name="T3"> UserID</text:span><text:span text:style-name="T4">,</text:span></text:p>
      <text:p text:style-name="Standard"><text:span text:style-name="T3"><text:s text:c="8"/></text:span><text:span text:style-name="T1">login</text:span><text:span text:style-name="T4">,</text:span></text:p>
      <text:p text:style-name="Standard"><text:span text:style-name="T3"><text:s text:c="8"/>libelleZone</text:span><text:span text:style-name="T4">,</text:span></text:p>
      <text:p text:style-name="Standard"><text:span text:style-name="T3"><text:s text:c="8"/></text:span><text:span text:style-name="T8">'PREPARATEUR'</text:span><text:span text:style-name="T3"> </text:span><text:span text:style-name="T1">AS</text:span><text:span text:style-name="T3"> </text:span><text:span text:style-name="T1">Role</text:span></text:p>
      <text:p text:style-name="Standard"><text:span text:style-name="T3"><text:s text:c="4"/></text:span><text:span text:style-name="T1">FROM</text:span><text:span text:style-name="T3"> PREPARATEUR p</text:span></text:p>
      <text:p text:style-name="Standard"><text:span text:style-name="T3"><text:tab/></text:span><text:span text:style-name="T4">INNER</text:span><text:span text:style-name="T3"> </text:span><text:span text:style-name="T4">JOIN</text:span><text:span text:style-name="T3"> </text:span><text:span text:style-name="T1">ZONE</text:span><text:span text:style-name="T3"> z </text:span><text:span text:style-name="T1">ON</text:span><text:span text:style-name="T3"> p</text:span><text:span text:style-name="T4">.</text:span><text:span text:style-name="T3">codeZone </text:span><text:span text:style-name="T4">=</text:span><text:span text:style-name="T3"> z</text:span><text:span text:style-name="T4">.</text:span><text:span text:style-name="T3">codeZone</text:span></text:p>
      <text:p text:style-name="P2"/>
      <text:p text:style-name="Standard"><text:span text:style-name="T3"><text:s text:c="4"/></text:span><text:span text:style-name="T1">UNION</text:span><text:span text:style-name="T3"> </text:span><text:span text:style-name="T4">ALL</text:span></text:p>
      <text:p text:style-name="P2"/>
      <text:p text:style-name="Standard"><text:span text:style-name="T3"><text:s text:c="4"/></text:span><text:span text:style-name="T6">-- Récupérer les utilisateurs caristes</text:span></text:p>
      <text:p text:style-name="Standard"><text:span text:style-name="T3"><text:s text:c="4"/></text:span><text:span text:style-name="T1">SELECT</text:span><text:span text:style-name="T3"> </text:span></text:p>
      <text:p text:style-name="Standard"><text:span text:style-name="T3"><text:s text:c="8"/>numCariste </text:span><text:span text:style-name="T1">AS</text:span><text:span text:style-name="T3"> UserID</text:span><text:span text:style-name="T4">,</text:span></text:p>
      <text:p text:style-name="Standard"><text:span text:style-name="T3"><text:s text:c="8"/></text:span><text:span text:style-name="T1">login</text:span><text:span text:style-name="T4">,</text:span></text:p>
      <text:p text:style-name="Standard"><text:span text:style-name="T3"><text:s text:c="8"/>libelleZone</text:span><text:span text:style-name="T4">,</text:span></text:p>
      <text:p text:style-name="Standard"><text:span text:style-name="T3"><text:s text:c="8"/></text:span><text:span text:style-name="T8">'CARISTE'</text:span><text:span text:style-name="T3"> </text:span><text:span text:style-name="T1">AS</text:span><text:span text:style-name="T3"> </text:span><text:span text:style-name="T1">Role</text:span></text:p>
      <text:p text:style-name="Standard"><text:span text:style-name="T3"><text:s text:c="4"/></text:span><text:span text:style-name="T1">FROM</text:span><text:span text:style-name="T3"> CARISTE c</text:span></text:p>
      <text:p text:style-name="Standard"><text:span text:style-name="T3"><text:tab/></text:span><text:span text:style-name="T4">INNER</text:span><text:span text:style-name="T3"> </text:span><text:span text:style-name="T4">JOIN</text:span><text:span text:style-name="T3"> </text:span><text:span text:style-name="T1">ZONE</text:span><text:span text:style-name="T3"> z </text:span><text:span text:style-name="T1">ON</text:span><text:span text:style-name="T3"> c</text:span><text:span text:style-name="T4">.</text:span><text:span text:style-name="T3">codeZone </text:span><text:span text:style-name="T4">=</text:span><text:span text:style-name="T3"> z</text:span><text:span text:style-name="T4">.</text:span><text:span text:style-name="T3">codeZone</text:span><text:span text:style-name="T4">;</text:span></text:p>
      <text:p text:style-name="Standard"><text:span text:style-name="T1">END</text:span><text:span text:style-name="T4">;</text:span></text:p>
      <text:p text:style-name="Standard"><text:span text:style-name="T4"/></text:p>
      <text:p text:style-name="Standard"><text:span text:style-name="T4"/></text:p>
      <text:h text:style-name="Heading_20_4" text:outline-level="4">7. <text:span text:style-name="Source_20_Text">prc_get_magasin</text:span></text:h>
      <text:list xml:id="list2181890209" text:style-name="L10">
        <text:list-item>
          <text:p text:style-name="P18"><text:span text:style-name="Strong_20_Emphasis">Paramètres :</text:span> Aucun.</text:p>
        </text:list-item>
        <text:list-item>
          <text:p text:style-name="P18"><text:span text:style-name="Strong_20_Emphasis">Fonctionnement :</text:span> Récupère tous les magasins avec leur nom et le nombre de commandes associées.</text:p>
        </text:list-item>
      </text:list>
      <text:p text:style-name="Standard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get_magasin]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s text:c="4"/></text:span><text:span text:style-name="T6">-- Récupère tous les magasins avec leur nom et le nombre de commandes associées</text:span></text:p>
      <text:p text:style-name="Standard"><text:span text:style-name="T3"><text:s text:c="4"/></text:span><text:span text:style-name="T1">SELECT</text:span><text:span text:style-name="T3"> </text:span></text:p>
      <text:p text:style-name="Standard"><text:span text:style-name="T3"><text:s text:c="8"/>m</text:span><text:span text:style-name="T4">.</text:span><text:span text:style-name="T3">numMagasin</text:span><text:span text:style-name="T4">,</text:span><text:span text:style-name="T3"> nomMagasin</text:span><text:span text:style-name="T4">,</text:span><text:span text:style-name="T3"> </text:span><text:span text:style-name="T5">COUNT</text:span><text:span text:style-name="T4">(*)</text:span><text:span text:style-name="T3"> </text:span><text:span text:style-name="T1">as</text:span><text:span text:style-name="T3"> nbCommandes</text:span></text:p>
      <text:p text:style-name="Standard"><text:span text:style-name="T3"><text:s text:c="4"/></text:span><text:span text:style-name="T1">FROM</text:span><text:span text:style-name="T3"> </text:span></text:p>
      <text:p text:style-name="Standard"><text:span text:style-name="T3"><text:s text:c="8"/>MAGASIN m</text:span></text:p>
      <text:p text:style-name="Standard"><text:span text:style-name="T3"><text:s text:c="4"/></text:span><text:span text:style-name="T4">INNER</text:span><text:span text:style-name="T3"> </text:span><text:span text:style-name="T4">JOIN</text:span><text:span text:style-name="T3"> </text:span></text:p>
      <text:p text:style-name="Standard"><text:span text:style-name="T3"><text:s text:c="8"/>COMMANDE c </text:span><text:span text:style-name="T1">ON</text:span><text:span text:style-name="T3"> m</text:span><text:span text:style-name="T4">.</text:span><text:span text:style-name="T3">numMagasin </text:span><text:span text:style-name="T4">=</text:span><text:span text:style-name="T3"> c</text:span><text:span text:style-name="T4">.</text:span><text:span text:style-name="T3">numMagasin</text:span></text:p>
      <text:p text:style-name="Standard"><text:span text:style-name="T3"><text:s text:c="4"/></text:span><text:span text:style-name="T1">GROUP</text:span><text:span text:style-name="T3"> </text:span><text:span text:style-name="T1">BY</text:span><text:span text:style-name="T3"> </text:span></text:p>
      <text:p text:style-name="Standard"><text:span text:style-name="T3"><text:s text:c="8"/>nomMagasin</text:span><text:span text:style-name="T4">,</text:span><text:span text:style-name="T3"> m</text:span><text:span text:style-name="T4">.</text:span><text:span text:style-name="T3">numMagasin</text:span></text:p>
      <text:p text:style-name="Standard"><text:span text:style-name="T1">END</text:span><text:span text:style-name="T4">;</text:span></text:p>
      <text:h text:style-name="P8" text:outline-level="4"><text:soft-page-break/><text:span text:style-name="T10">8</text:span>. <text:span text:style-name="Source_20_Text">prc_get_</text:span><text:span text:style-name="Source_20_Text"><text:span text:style-name="T10">info_commande</text:span></text:span></text:h>
      <text:list xml:id="list203626565406368" text:continue-numbering="true" text:style-name="L10">
        <text:list-item>
          <text:p text:style-name="P19"><text:span text:style-name="Strong_20_Emphasis">Paramètres :</text:span> Aucun.</text:p>
        </text:list-item>
        <text:list-item>
          <text:p text:style-name="P19"><text:span text:style-name="Strong_20_Emphasis">Fonctionnement :</text:span> Récupère tou<text:span text:style-name="T9">tes les commandes avec leur numéro, le nom du magasin ayant fait la commande et leur état (en cours ou terminée)</text:span></text:p>
        </text:list-item>
      </text:list>
      <text:p text:style-name="P6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get_info_commande]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tab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P2"/>
      <text:p text:style-name="Standard"><text:span text:style-name="T3"><text:s text:c="4"/></text:span><text:span text:style-name="T1">SELECT</text:span><text:span text:style-name="T3"> numCommande</text:span><text:span text:style-name="T4">,</text:span><text:span text:style-name="T3"> nomMagasin</text:span><text:span text:style-name="T4">,</text:span><text:span text:style-name="T3"> etat</text:span></text:p>
      <text:p text:style-name="Standard"><text:span text:style-name="T3"><text:tab/></text:span><text:span text:style-name="T1">FROM</text:span><text:span text:style-name="T3"> COMMANDE c</text:span></text:p>
      <text:p text:style-name="Standard"><text:span text:style-name="T3"><text:tab/></text:span><text:span text:style-name="T4">INNER</text:span><text:span text:style-name="T3"> </text:span><text:span text:style-name="T4">JOIN</text:span><text:span text:style-name="T3"> MAGASIN m </text:span><text:span text:style-name="T1">ON</text:span><text:span text:style-name="T3"> c</text:span><text:span text:style-name="T4">.</text:span><text:span text:style-name="T3">numMagasin </text:span><text:span text:style-name="T4">=</text:span><text:span text:style-name="T3"> m</text:span><text:span text:style-name="T4">.</text:span><text:span text:style-name="T3">numMagasin</text:span></text:p>
      <text:p text:style-name="P6"><text:span text:style-name="T1">E</text:span><text:span text:style-name="T2">ND</text:span></text:p>
      <text:h text:style-name="Heading_20_4" text:outline-level="4"/>
      <text:h text:style-name="Heading_20_4" text:outline-level="4"/>
      <text:h text:style-name="Heading_20_4" text:outline-level="4"><text:span text:style-name="T10">9</text:span>. <text:span text:style-name="Source_20_Text">prc_get_nb_commandes</text:span></text:h>
      <text:list xml:id="list101201970" text:style-name="L11">
        <text:list-item>
          <text:p text:style-name="P20"><text:span text:style-name="Strong_20_Emphasis">Paramètres :</text:span> Aucun.</text:p>
        </text:list-item>
        <text:list-item>
          <text:p text:style-name="P20"><text:span text:style-name="Strong_20_Emphasis">Fonctionnement :</text:span> Retourne le nombre total de commandes dans la table <text:span text:style-name="Source_20_Text">COMMANDE</text:span>.*</text:p>
        </text:list-item>
      </text:list>
      <text:p text:style-name="Standard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get_nb_commandes]</text:span></text:p>
      <text:p text:style-name="Standard"><text:span text:style-name="T1">AS</text:span></text:p>
      <text:p text:style-name="Standard"><text:span text:style-name="T1">BEGIN</text:span></text:p>
      <text:p text:style-name="P2"/>
      <text:p text:style-name="Standard"><text:span text:style-name="T3"><text:tab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Standard"><text:span text:style-name="T3"><text:tab/></text:span><text:span text:style-name="T1">SELECT</text:span><text:span text:style-name="T3"> </text:span><text:span text:style-name="T5">COUNT</text:span><text:span text:style-name="T4">(*)</text:span><text:span text:style-name="T3"> </text:span><text:span text:style-name="T1">as</text:span><text:span text:style-name="T3"> nbCommandes </text:span><text:span text:style-name="T1">FROM</text:span><text:span text:style-name="T3"> COMMANDE</text:span></text:p>
      <text:p text:style-name="P2"/>
      <text:p text:style-name="Standard"><text:span text:style-name="T1">END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h text:style-name="Heading_20_4" text:outline-level="4"><text:span text:style-name="T10">10</text:span>. <text:span text:style-name="Source_20_Text">prc_get_nb_sous_commande</text:span></text:h>
      <text:list xml:id="list1510346174" text:style-name="L12">
        <text:list-item>
          <text:p text:style-name="P21"><text:span text:style-name="Strong_20_Emphasis">Paramètres :</text:span> Aucun.</text:p>
        </text:list-item>
        <text:list-item>
          <text:p text:style-name="P21"><text:span text:style-name="Strong_20_Emphasis">Fonctionnement :</text:span> Retourne le nombre total de sous-commandes dans la table <text:span text:style-name="Source_20_Text">SOUS_COMMANDE</text:span>.</text:p>
        </text:list-item>
      </text:list>
      <text:p text:style-name="Standard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get_nb_sous_commande]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tab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Standard"><text:span text:style-name="T3"><text:tab/></text:span><text:span text:style-name="T1">SELECT</text:span><text:span text:style-name="T3"> </text:span><text:span text:style-name="T5">COUNT</text:span><text:span text:style-name="T4">(*)</text:span><text:span text:style-name="T3"> </text:span><text:span text:style-name="T1">AS</text:span><text:span text:style-name="T3"> nbSousCommande</text:span></text:p>
      <text:p text:style-name="Standard"><text:span text:style-name="T3"><text:tab/></text:span><text:span text:style-name="T1">FROM</text:span><text:span text:style-name="T3"> SOUS_COMMANDE</text:span></text:p>
      <text:p text:style-name="Standard"><text:span text:style-name="T1">END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h text:style-name="Heading_20_4" text:outline-level="4"><text:soft-page-break/>1<text:span text:style-name="T10">1</text:span>. <text:span text:style-name="Source_20_Text">prc_update_user</text:span></text:h>
      <text:list xml:id="list47031780" text:style-name="L13">
        <text:list-item>
          <text:p text:style-name="P22"><text:span text:style-name="Strong_20_Emphasis">Paramètres :</text:span></text:p>
          <text:list>
            <text:list-item>
              <text:p text:style-name="P22"><text:span text:style-name="Source_20_Text">@id</text:span> (int) : Identifiant de l'utilisateur.</text:p>
            </text:list-item>
            <text:list-item>
              <text:p text:style-name="P22"><text:span text:style-name="Source_20_Text">@login</text:span> (nvarchar(50)) : Nouveau login de l'utilisateur.</text:p>
            </text:list-item>
            <text:list-item>
              <text:p text:style-name="P22"><text:span text:style-name="Source_20_Text">@role</text:span> (nvarchar(50)) : Rôle de l'utilisateur (‘RESPONSABLE’, ‘CARISTE’ ou ‘PREPARATEUR’).</text:p>
            </text:list-item>
            <text:list-item>
              <text:p text:style-name="P22"><text:span text:style-name="Source_20_Text">@zone</text:span> (nvarchar(50)) : Nouvelle zone associée à l'utilisateur.</text:p>
            </text:list-item>
          </text:list>
        </text:list-item>
        <text:list-item>
          <text:p text:style-name="P22"><text:span text:style-name="Strong_20_Emphasis">Fonctionnement :</text:span> Met à jour les informations d'un utilisateur (login et/ou zone) selon son rôle.</text:p>
        </text:list-item>
      </text:list>
      <text:p text:style-name="P1"><text:span text:style-name="T1">ALTER</text:span><text:span text:style-name="T3"> </text:span><text:span text:style-name="T1">PROCEDURE</text:span><text:span text:style-name="T3"> [dbo]</text:span><text:span text:style-name="T4">.</text:span><text:span text:style-name="T3">[prc_update_user]</text:span></text:p>
      <text:p text:style-name="Standard"><text:span text:style-name="T3"><text:tab/>@id </text:span><text:span text:style-name="T1">INT</text:span><text:span text:style-name="T4">,</text:span></text:p>
      <text:p text:style-name="Standard"><text:span text:style-name="T3"><text:tab/>@login </text:span><text:span text:style-name="T1">NVARCHAR</text:span><text:span text:style-name="T4">(</text:span><text:span text:style-name="T3">50</text:span><text:span text:style-name="T4">),</text:span></text:p>
      <text:p text:style-name="Standard"><text:span text:style-name="T3"><text:tab/>@role </text:span><text:span text:style-name="T1">NVARCHAR</text:span><text:span text:style-name="T4">(</text:span><text:span text:style-name="T3">50</text:span><text:span text:style-name="T4">),</text:span></text:p>
      <text:p text:style-name="Standard"><text:span text:style-name="T3"><text:s text:c="4"/>@zone </text:span><text:span text:style-name="T1">NVARCHAR</text:span><text:span text:style-name="T4">(</text:span><text:span text:style-name="T3">50</text:span><text:span text:style-name="T4">)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3"><text:tab/></text:span><text:span text:style-name="T6">-- SET NOCOUNT ON added to prevent extra result sets from</text:span></text:p>
      <text:p text:style-name="Standard"><text:span text:style-name="T3"><text:tab/></text:span><text:span text:style-name="T6">-- interfering with SELECT statements.</text:span></text:p>
      <text:p text:style-name="Standard"><text:span text:style-name="T3"><text:tab/></text:span><text:span text:style-name="T1">SET</text:span><text:span text:style-name="T3"> </text:span><text:span text:style-name="T1">NOCOUNT</text:span><text:span text:style-name="T3"> </text:span><text:span text:style-name="T1">ON</text:span><text:span text:style-name="T4">;</text:span></text:p>
      <text:p text:style-name="P2"/>
      <text:p text:style-name="Standard"><text:span text:style-name="T3"><text:s text:c="4"/></text:span><text:span text:style-name="T1">DECLARE</text:span><text:span text:style-name="T3"> @numZone </text:span><text:span text:style-name="T1">INT</text:span></text:p>
      <text:p text:style-name="Standard"><text:span text:style-name="T3"><text:tab/></text:span><text:span text:style-name="T1">SELECT</text:span><text:span text:style-name="T3"> @numZone </text:span><text:span text:style-name="T4">=</text:span><text:span text:style-name="T3"> codeZone </text:span><text:span text:style-name="T1">FROM</text:span><text:span text:style-name="T3"> </text:span><text:span text:style-name="T1">ZONE</text:span><text:span text:style-name="T3"> </text:span><text:span text:style-name="T1">WHERE</text:span><text:span text:style-name="T3"> libelleZone </text:span><text:span text:style-name="T4">=</text:span><text:span text:style-name="T3"> @zone</text:span></text:p>
      <text:p text:style-name="P2"/>
      <text:p text:style-name="Standard"><text:span text:style-name="T3"><text:tab/></text:span><text:span text:style-name="T1">IF</text:span><text:span text:style-name="T4">(</text:span><text:span text:style-name="T3">@role </text:span><text:span text:style-name="T4">=</text:span><text:span text:style-name="T8">'CARISTE'</text:span><text:span text:style-name="T4">)</text:span></text:p>
      <text:p text:style-name="Standard"><text:span text:style-name="T3"><text:tab/></text:span><text:span text:style-name="T1">BEGIN</text:span></text:p>
      <text:p text:style-name="Standard"><text:span text:style-name="T3"><text:tab/><text:tab/></text:span><text:span text:style-name="T5">UPDATE</text:span><text:span text:style-name="T3"> CARISTE </text:span><text:span text:style-name="T1">SET</text:span><text:span text:style-name="T3"> </text:span><text:span text:style-name="T1">login</text:span><text:span text:style-name="T3"> </text:span><text:span text:style-name="T4">=</text:span><text:span text:style-name="T3"> @login</text:span><text:span text:style-name="T4">,</text:span><text:span text:style-name="T3"> codeZone </text:span><text:span text:style-name="T4">=</text:span><text:span text:style-name="T3"> @numZone </text:span><text:span text:style-name="T1">WHERE</text:span><text:span text:style-name="T3"> numCariste </text:span><text:span text:style-name="T4">=</text:span><text:span text:style-name="T3"> @id</text:span></text:p>
      <text:p text:style-name="Standard"><text:span text:style-name="T3"><text:tab/></text:span><text:span text:style-name="T1">END</text:span></text:p>
      <text:p text:style-name="P2"/>
      <text:p text:style-name="Standard"><text:span text:style-name="T3"><text:tab/></text:span><text:span text:style-name="T1">ELSE</text:span><text:span text:style-name="T3"> </text:span><text:span text:style-name="T1">IF</text:span><text:span text:style-name="T4">(</text:span><text:span text:style-name="T3">@role </text:span><text:span text:style-name="T4">=</text:span><text:span text:style-name="T3"> </text:span><text:span text:style-name="T8">'PREPARATEUR'</text:span><text:span text:style-name="T4">)</text:span></text:p>
      <text:p text:style-name="Standard"><text:span text:style-name="T3"><text:tab/></text:span><text:span text:style-name="T1">BEGIN</text:span></text:p>
      <text:p text:style-name="Standard"><text:span text:style-name="T3"><text:tab/><text:tab/></text:span><text:span text:style-name="T5">UPDATE</text:span><text:span text:style-name="T3"> PREPARATEUR </text:span><text:span text:style-name="T1">SET</text:span><text:span text:style-name="T3"> </text:span><text:span text:style-name="T1">login</text:span><text:span text:style-name="T3"> </text:span><text:span text:style-name="T4">=</text:span><text:span text:style-name="T3"> @login</text:span><text:span text:style-name="T4">,</text:span><text:span text:style-name="T3"> codeZone </text:span><text:span text:style-name="T4">=</text:span><text:span text:style-name="T3"> @numZone </text:span><text:span text:style-name="T1">WHERE</text:span><text:span text:style-name="T3"> numPreparateur </text:span><text:span text:style-name="T4">=</text:span><text:span text:style-name="T3"> @id</text:span></text:p>
      <text:p text:style-name="Standard"><text:span text:style-name="T3"><text:tab/></text:span><text:span text:style-name="T1">END</text:span></text:p>
      <text:p text:style-name="P2"/>
      <text:p text:style-name="Standard"><text:span text:style-name="T3"><text:tab/></text:span><text:span text:style-name="T1">ELSE</text:span></text:p>
      <text:p text:style-name="Standard"><text:span text:style-name="T3"><text:tab/></text:span><text:span text:style-name="T1">BEGIN</text:span></text:p>
      <text:p text:style-name="Standard"><text:span text:style-name="T3"><text:tab/><text:tab/></text:span><text:span text:style-name="T5">UPDATE</text:span><text:span text:style-name="T3"> RESPONSABLE </text:span><text:span text:style-name="T1">SET</text:span><text:span text:style-name="T3"> </text:span><text:span text:style-name="T1">login</text:span><text:span text:style-name="T3"> </text:span><text:span text:style-name="T4">=</text:span><text:span text:style-name="T3"> @login </text:span><text:span text:style-name="T1">WHERE</text:span><text:span text:style-name="T3"> numResponsable </text:span><text:span text:style-name="T4">=</text:span><text:span text:style-name="T3"> @id</text:span></text:p>
      <text:p text:style-name="Standard"><text:span text:style-name="T3"><text:tab/></text:span><text:span text:style-name="T1">END</text:span></text:p>
      <text:p text:style-name="P1"><text:span text:style-name="T1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9T13:15:50.583000000</meta:creation-date>
    <dc:date>2024-12-20T20:36:25.806000000</dc:date>
    <meta:editing-duration>PT1H20M26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0" meta:paragraph-count="336" meta:word-count="1571" meta:character-count="11277" meta:non-whitespace-character-count="9217"/>
  </office:meta>
</office:document-meta>
</file>